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ca" fo:country="ES" officeooo:rsid="001de49a" officeooo:paragraph-rsid="001de49a" style:font-size-asian="9.60000038146973pt" style:font-size-complex="11pt"/>
    </style:style>
    <style:style style:name="P2" style:family="paragraph" style:parent-style-name="Standard" style:list-style-name="L1">
      <style:text-properties fo:font-size="11pt" fo:language="ca" fo:country="ES" officeooo:rsid="001de49a" officeooo:paragraph-rsid="001de49a" style:font-size-asian="9.60000038146973pt" style:font-size-complex="11pt"/>
    </style:style>
    <style:style style:name="P3" style:family="paragraph" style:parent-style-name="Standard" style:list-style-name="L2">
      <style:text-properties fo:font-size="11pt" fo:language="ca" fo:country="ES" officeooo:rsid="001de49a" officeooo:paragraph-rsid="001de49a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1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res de l’equip:</text:p>
      <text:list xml:id="list2953070288954381654" text:style-name="L1">
        <text:list-item>
          <text:p text:style-name="P2">Enric Bover Centelles</text:p>
          <text:list>
            <text:list-item>
              <text:p text:style-name="P2">enric.bover@est.fib.upc.edu</text:p>
            </text:list-item>
          </text:list>
        </text:list-item>
        <text:list-item>
          <text:p text:style-name="P2">Víctor Juez Cañellas</text:p>
          <text:list>
            <text:list-item>
              <text:p text:style-name="P2">victor.juez@est.fib.upc.edu</text:p>
            </text:list-item>
          </text:list>
        </text:list-item>
      </text:list>
      <text:p text:style-name="P1"/>
      <text:p text:style-name="P1">Repartiment de feina:</text:p>
      <text:p text:style-name="P1"/>
      <text:list xml:id="list2768266363128485332" text:style-name="L2">
        <text:list-item>
          <text:p text:style-name="P3"><text:span text:style-name="T1">Enric Bover</text:span>: s’ha ocupat principalment de:</text:p>
          <text:list>
            <text:list-item>
              <text:p text:style-name="P3">La implementació de les funcions de lectura i escriptura.</text:p>
            </text:list-item>
            <text:list-item>
              <text:p text:style-name="P3">Implementar les funcions d’ordenació de les diferets estructures de dades (sort).</text:p>
            </text:list-item>
            <text:list-item>
              <text:p text:style-name="P3">De la implementació del <text:span text:style-name="T2">program.cc</text:span>.</text:p>
              <text:p text:style-name="P3"/>
            </text:list-item>
          </text:list>
        </text:list-item>
        <text:list-item>
          <text:p text:style-name="P3"><text:span text:style-name="T1">Víctor Juez:</text:span> s’ha ocupat principalment de:</text:p>
          <text:list>
            <text:list-item>
              <text:p text:style-name="P3">La implementació de les funcions modificadores de les diferents classes.</text:p>
            </text:list-item>
            <text:list-item>
              <text:p text:style-name="P3">La implementació de les funcions consultores de les diferents classes.</text:p>
            </text:list-item>
            <text:list-item>
              <text:p text:style-name="P3">La creació del Makefile, el Doxygen <text:span text:style-name="T2">i el servidor gitlab per treballar</text:span>.</text:p>
            </text:list-item>
          </text:list>
        </text:list-item>
      </text:list>
      <text:p text:style-name="P1"><text:line-break/>Considerem que hem treballat equitativament pel desenvolupament de la pràctica. Tot i que ens hem dividit les funcions a implementar, <text:span text:style-name="T2">la llista anterior no reflexa el 100% com ens hem dividit les tasques ja que </text:span>en la pràctica ens hem ajudat mútuament sempre que trobavem problemes en alguna funció. <text:span text:style-name="T2">És a dir, que els dos coneixem la implementació de pràcticament totes les classes i func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17:25.880044696</meta:creation-date>
    <dc:date>2016-05-31T20:35:40.893558264</dc:date>
    <meta:editing-duration>PT5M44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6" meta:word-count="161" meta:character-count="1012" meta:non-whitespace-character-count="877"/>
  </office:meta>
</office:document-meta>
</file>